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5-10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5-08-1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5-05-10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5-02-24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4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4-08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4-05-1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4-02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3-10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3-08-2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3-05-2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3-02-13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2-10-16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2-08-22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2-05-23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2-02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1-11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1-08-1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1-05-1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1-02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0-10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0-08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20-02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9-10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9-08-1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9-05-08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9-02-2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8-10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8-08-2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8-05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8-02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7-11-0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7-08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7-05-2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7-02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6-10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6-07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6-04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6-02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5-10-13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5-07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5-04-28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5-01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4-10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4-06-1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4-05-12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2-08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1-04-0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1-01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0-09-17 0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0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10-01-2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9-10-1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9-07-28 0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9-04-25 0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9-01-0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8-11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8-10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8-10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2008-06-1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6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5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7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7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5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5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2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1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0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60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440</text:p>
          </table:table-cell>
          <table:table-cell office:value-type="string" calcext:value-type="string">
            <text:p>23S/31E-11DCC shallow</text:p>
          </table:table-cell>
          <table:table-cell office:value-type="string" calcext:value-type="string">
            <text:p>195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6" meta:object-count="0"/>
    <meta:user-defined meta:name="AppVersion">3.0</meta:user-defined>
  </office:meta>
</office:document-meta>
</file>